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toolbar/custom_spec.xml" manifest:media-type=""/>
  <manifest:file-entry manifest:full-path="Configurations2/" manifest:media-type="application/vnd.sun.xml.ui.configuration"/>
  <manifest:file-entry manifest:full-path="Scripts/python/doc/help.html" manifest:media-type="application/binary"/>
  <manifest:file-entry manifest:full-path="Scripts/python/doc/help.py" manifest:media-type="application/binary"/>
  <manifest:file-entry manifest:full-path="Scripts/python/doc/" manifest:media-type="application/binary"/>
  <manifest:file-entry manifest:full-path="Scripts/python/spec.py" manifest:media-type="application/binary"/>
  <manifest:file-entry manifest:full-path="Scripts/python/listener.py" manifest:media-type="application/binary"/>
  <manifest:file-entry manifest:full-path="Scripts/python/pythonpath/textwidth.py" manifest:media-type="application/binary"/>
  <manifest:file-entry manifest:full-path="Scripts/python/pythonpath/kicadnet.py" manifest:media-type="application/binary"/>
  <manifest:file-entry manifest:full-path="Scripts/python/pythonpath/schematic.py" manifest:media-type="application/binary"/>
  <manifest:file-entry manifest:full-path="Scripts/python/pythonpath/common.py" manifest:media-type="application/binary"/>
  <manifest:file-entry manifest:full-path="Scripts/python/pythonpath/config.py" manifest:media-type="application/binary"/>
  <manifest:file-entry manifest:full-path="Scripts/python/pythonpath/" manifest:media-type="application/binary"/>
  <manifest:file-entry manifest:full-path="Scripts/python/stamp.py" manifest:media-type="application/binary"/>
  <manifest:file-entry manifest:full-path="Scripts/python/settings.py" manifest:media-type="application/binary"/>
  <manifest:file-entry manifest:full-path="Scripts/python/settings.ini" manifest:media-type=""/>
  <manifest:file-entry manifest:full-path="Scripts/python/" manifest:media-type="application/binary"/>
  <manifest:file-entry manifest:full-path="Scripts/" manifest:media-type="application/binary"/>
  <manifest:file-entry manifest:full-path="layout-cache" manifest:media-type="application/binary"/>
  <manifest:file-entry manifest:full-path="Pictures/1000353C000052220000741E50F383452A69B711.svg" manifest:media-type="image/svg+xml"/>
  <manifest:file-entry manifest:full-path="Pictures/10002B5A000052220000741E56562D4D2F83E937.svg" manifest:media-type="image/svg+xml"/>
  <manifest:file-entry manifest:full-path="Pictures/10003111000052220000741E1EAD7DF78A081CEB.svg" manifest:media-type="image/svg+xml"/>
  <manifest:file-entry manifest:full-path="Pictures/10002F79000052220000741E0FD23ADFEBE1A948.svg" manifest:media-type="image/svg+xml"/>
  <manifest:file-entry manifest:full-path="Pictures/10001E61000052220000741EDA0F5E82E99FFB4B.svg" manifest:media-type="image/svg+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OpenGost_Type_B_TT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>
    <office:event-listeners>
      <script:event-listener script:language="ooo:script" script:event-name="office:new" xlink:href="vnd.sun.star.script:listener.py$init?language=Python&amp;location=document" xlink:type="simple"/>
      <script:event-listener script:language="ooo:script" script:event-name="dom:load" xlink:href="vnd.sun.star.script:listener.py$init?language=Python&amp;location=document" xlink:type="simple"/>
      <script:event-listener script:language="ooo:script" script:event-name="dom:unload" xlink:href="vnd.sun.star.script:listener.py$cleanup?language=Python&amp;location=document" xlink:type="simple"/>
    </office:event-listeners>
  </office:scripts>
  <office:font-face-decls>
    <style:font-face style:name="OpenGost Type B TT" svg:font-family="'OpenGost Type B TT'" style:font-adornments="Regular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  <style:font-face style:name="OpenGost Type B TT1" svg:font-family="'OpenGost Type B TT'" style:font-adornments="Regular" style:font-family-generic="swiss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Спецификация" style:family="table">
      <style:table-properties style:width="18.5cm" fo:margin-left="2cm" table:align="left"/>
    </style:style>
    <style:style style:name="Спецификация.A" style:family="table-column">
      <style:table-column-properties style:column-width="0.598cm"/>
    </style:style>
    <style:style style:name="Спецификация.B" style:family="table-column">
      <style:table-column-properties style:column-width="0.6cm"/>
    </style:style>
    <style:style style:name="Спецификация.C" style:family="table-column">
      <style:table-column-properties style:column-width="0.801cm"/>
    </style:style>
    <style:style style:name="Спецификация.D" style:family="table-column">
      <style:table-column-properties style:column-width="6.999cm"/>
    </style:style>
    <style:style style:name="Спецификация.E" style:family="table-column">
      <style:table-column-properties style:column-width="6.301cm"/>
    </style:style>
    <style:style style:name="Спецификация.F" style:family="table-column">
      <style:table-column-properties style:column-width="0.998cm"/>
    </style:style>
    <style:style style:name="Спецификация.G" style:family="table-column">
      <style:table-column-properties style:column-width="2.203cm"/>
    </style:style>
    <style:style style:name="Спецификация.1" style:family="table-row">
      <style:table-row-properties style:row-height="1.499cm"/>
    </style:style>
    <style:style style:name="Спецификация.A1" style:family="table-cell">
      <style:table-cell-properties style:vertical-align="middle" fo:padding-left="0cm" fo:padding-right="0.101cm" fo:padding-top="0.049cm" fo:padding-bottom="0.049cm" fo:border-left="none" fo:border-right="none" fo:border-top="none" fo:border-bottom="1.4pt solid #000000"/>
    </style:style>
    <style:style style:name="Спецификация.B1" style:family="table-cell">
      <style:table-cell-properties style:vertical-align="middle" fo:padding-left="0cm" fo:padding-right="0.101cm" fo:padding-top="0.049cm" fo:padding-bottom="0.049cm" fo:border-left="1.4pt solid #000000" fo:border-right="none" fo:border-top="none" fo:border-bottom="1.4pt solid #000000"/>
    </style:style>
    <style:style style:name="Спецификация.C1" style:family="table-cell">
      <style:table-cell-properties style:vertical-align="middle" fo:padding="0.049cm" fo:border-left="1.4pt solid #000000" fo:border-right="none" fo:border-top="none" fo:border-bottom="1.4pt solid #000000"/>
    </style:style>
    <style:style style:name="Спецификация.2" style:family="table-row">
      <style:table-row-properties style:row-height="0.827cm"/>
    </style:style>
    <style:style style:name="Спецификация.A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30" style:family="table-row">
      <style:table-row-properties style:row-height="0.801cm"/>
    </style:style>
    <style:style style:name="Спецификация.61" style:family="table-row">
      <style:table-row-properties style:row-height="0.834cm"/>
    </style:style>
    <style:style style:name="P1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P2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P3" style:family="paragraph" style:parent-style-name="Значение_20_графы_20_форматной_20_рамки">
      <style:text-properties fo:font-size="18pt" fo:language="ru" fo:country="RU" officeooo:rsid="00a1ad47" officeooo:paragraph-rsid="00a1ad47" style:font-size-asian="18pt" style:font-size-complex="18pt" style:text-scale="100%"/>
    </style:style>
    <style:style style:name="P4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P5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6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7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P8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4%"/>
    </style:style>
    <style:style style:name="P9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87%"/>
    </style:style>
    <style:style style:name="P10" style:family="paragraph" style:parent-style-name="Заголовок_20_графы_20_форматной_20_рамки">
      <style:text-properties style:text-scale="90%"/>
    </style:style>
    <style:style style:name="P11" style:family="paragraph" style:parent-style-name="Наименование">
      <style:text-properties style:text-scale="90%"/>
    </style:style>
    <style:style style:name="P12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94%"/>
    </style:style>
    <style:style style:name="P13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87%"/>
    </style:style>
    <style:style style:name="P14" style:family="paragraph" style:parent-style-name="Значение_20_графы_20_форматной_20_рамки_20__28_повёрнуто_29_">
      <style:text-properties fo:font-size="16pt" style:text-scale="100%"/>
    </style:style>
    <style:style style:name="P15" style:family="paragraph" style:parent-style-name="Заголовок_20_графы_20_таблицы">
      <style:text-properties style:text-rotation-angle="90" style:text-rotation-scale="line-height"/>
    </style:style>
    <style:style style:name="P16" style:family="paragraph" style:parent-style-name="Заголовок_20_графы_20_таблицы">
      <style:text-properties style:text-rotation-angle="90" style:text-rotation-scale="line-height" style:text-scale="85%"/>
    </style:style>
    <style:style style:name="P17" style:family="paragraph" style:parent-style-name="Кол.">
      <style:text-properties style:text-scale="100%"/>
    </style:style>
    <style:style style:name="P18" style:family="paragraph" style:parent-style-name="Кол.">
      <style:text-properties officeooo:rsid="00a1ad47" officeooo:paragraph-rsid="00a1ad47" style:text-scale="100%"/>
    </style:style>
    <style:style style:name="P19" style:family="paragraph" style:parent-style-name="Наименование">
      <style:text-properties officeooo:rsid="00a1ad47" officeooo:paragraph-rsid="00a1ad47" style:text-scale="100%"/>
    </style:style>
    <style:style style:name="P20" style:family="paragraph" style:parent-style-name="Поз.">
      <style:text-properties officeooo:rsid="00a1ad47" officeooo:paragraph-rsid="00a1ad47" style:text-scale="100%"/>
    </style:style>
    <style:style style:name="P21" style:family="paragraph" style:parent-style-name="Наименование">
      <style:text-properties style:text-scale="100%"/>
    </style:style>
    <style:style style:name="P22" style:family="paragraph" style:parent-style-name="Наименование_20__28_заголовок_20_группы_29_">
      <style:text-properties style:text-scale="100%"/>
    </style:style>
    <style:style style:name="P23" style:family="paragraph" style:parent-style-name="Обозначение">
      <style:text-properties style:text-scale="100%"/>
    </style:style>
    <style:style style:name="P24" style:family="paragraph" style:parent-style-name="Поз.">
      <style:text-properties style:text-scale="100%"/>
    </style:style>
    <style:style style:name="P25" style:family="paragraph" style:parent-style-name="Примечание">
      <style:text-properties style:text-scale="100%"/>
    </style:style>
    <style:style style:name="P26" style:family="paragraph" style:parent-style-name="Кол.">
      <style:text-properties style:font-name="OpenGost Type B TT" fo:font-size="16pt" fo:language="ru" fo:country="RU" fo:font-style="normal" officeooo:rsid="00a1ad47" officeooo:paragraph-rsid="00a1ad47" style:text-scale="100%"/>
    </style:style>
    <style:style style:name="P27" style:family="paragraph" style:parent-style-name="Поз.">
      <style:text-properties style:font-name="OpenGost Type B TT" fo:font-size="16pt" fo:language="ru" fo:country="RU" fo:font-style="normal" officeooo:rsid="00a1ad47" officeooo:paragraph-rsid="00a1ad47" style:text-scale="100%"/>
    </style:style>
    <style:style style:name="P28" style:family="paragraph" style:parent-style-name="Наименование">
      <style:text-properties style:text-scale="88%"/>
    </style:style>
    <style:style style:name="P29" style:family="paragraph" style:parent-style-name="Наименование">
      <style:text-properties style:text-scale="82%"/>
    </style:style>
    <style:style style:name="P30" style:family="paragraph" style:parent-style-name="Примечание">
      <style:text-properties style:text-scale="93%"/>
    </style:style>
    <style:style style:name="P31" style:family="paragraph" style:parent-style-name="Примечание">
      <style:text-properties fo:language="en" fo:country="US" officeooo:rsid="00a1ad47" officeooo:paragraph-rsid="00a1ad47" style:text-scale="100%"/>
    </style:style>
    <style:style style:name="P32" style:family="paragraph" style:parent-style-name="Формат">
      <style:text-properties style:text-scale="86%"/>
    </style:style>
    <style:style style:name="P33" style:family="paragraph" style:parent-style-name="Пустой" style:master-page-name="Первый_20_лист_20_1">
      <style:paragraph-properties style:page-number="auto"/>
    </style:style>
    <style:style style:name="T1" style:family="text">
      <style:text-properties style:font-name="OpenGost Type B TT" fo:font-size="16pt" fo:language="ru" fo:country="RU" fo:font-style="normal" officeooo:rsid="00a1ad47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a298d6"/>
    </style:style>
    <style:style style:name="fr1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variable-decls>
        <text:variable-decl office:value-type="float" text:name="Позиция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able:table table:name="Спецификация" table:style-name="Спецификация">
        <table:table-column table:style-name="Спецификация.A"/>
        <table:table-column table:style-name="Спецификация.B"/>
        <table:table-column table:style-name="Спецификация.C"/>
        <table:table-column table:style-name="Спецификация.D"/>
        <table:table-column table:style-name="Спецификация.E"/>
        <table:table-column table:style-name="Спецификация.F"/>
        <table:table-column table:style-name="Спецификация.G"/>
        <table:table-header-rows>
          <table:table-row table:style-name="Спецификация.1">
            <table:table-cell table:style-name="Спецификация.A1" office:value-type="string">
              <text:p text:style-name="P16">Формат</text:p>
            </table:table-cell>
            <table:table-cell table:style-name="Спецификация.B1" office:value-type="string">
              <text:p text:style-name="P15">Зона</text:p>
            </table:table-cell>
            <table:table-cell table:style-name="Спецификация.C1" office:value-type="string">
              <text:p text:style-name="P15">Поз.</text:p>
            </table:table-cell>
            <table:table-cell table:style-name="Спецификация.C1" office:value-type="string">
              <text:p text:style-name="Заголовок_20_графы_20_таблицы">Обозначение</text:p>
            </table:table-cell>
            <table:table-cell table:style-name="Спецификация.C1" office:value-type="string">
              <text:p text:style-name="Заголовок_20_графы_20_таблицы">Наименование</text:p>
            </table:table-cell>
            <table:table-cell table:style-name="Спецификация.C1" office:value-type="string">
              <text:p text:style-name="P15">Кол.</text:p>
            </table:table-cell>
            <table:table-cell table:style-name="Спецификация.C1" office:value-type="string">
              <text:p text:style-name="Заголовок_20_графы_20_таблицы">Приме-<text:line-break/>чание</text:p>
            </table:table-cell>
          </table:table-row>
        </table:table-header-rows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/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Наименование"/>
          </table:table-cell>
          <table:table-cell table:style-name="Спецификация.B2" office:value-type="string">
            <text:p text:style-name="Кол."/>
          </table:table-cell>
          <table:table-cell table:style-name="Спецификация.B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/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Наименование_20__28_заголовок_20_раздела_29_">Документация</text:p>
          </table:table-cell>
          <table:table-cell table:style-name="Спецификация.B2" office:value-type="string">
            <text:p text:style-name="Кол."/>
          </table:table-cell>
          <table:table-cell table:style-name="Спецификация.B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/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Наименование"/>
          </table:table-cell>
          <table:table-cell table:style-name="Спецификация.B2" office:value-type="string">
            <text:p text:style-name="Кол."/>
          </table:table-cell>
          <table:table-cell table:style-name="Спецификация.B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/>
          </table:table-cell>
          <table:table-cell table:style-name="Спецификация.B2" office:value-type="string">
            <text:p text:style-name="P23">Блок датчикаСБ</text:p>
          </table:table-cell>
          <table:table-cell table:style-name="Спецификация.B2" office:value-type="string">
            <text:p text:style-name="P21">Сборочный чертёж</text:p>
          </table:table-cell>
          <table:table-cell table:style-name="Спецификация.B2" office:value-type="string">
            <text:p text:style-name="Кол."/>
          </table:table-cell>
          <table:table-cell table:style-name="Спецификация.B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P32">A3</text:p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/>
          </table:table-cell>
          <table:table-cell table:style-name="Спецификация.B2" office:value-type="string">
            <text:p text:style-name="P23">Блок датчика</text:p>
          </table:table-cell>
          <table:table-cell table:style-name="Спецификация.B2" office:value-type="string">
            <text:p text:style-name="P21">Схема электрическая</text:p>
          </table:table-cell>
          <table:table-cell table:style-name="Спецификация.B2" office:value-type="string">
            <text:p text:style-name="Кол."/>
          </table:table-cell>
          <table:table-cell table:style-name="Спецификация.B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/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P21">принципиальная</text:p>
          </table:table-cell>
          <table:table-cell table:style-name="Спецификация.B2" office:value-type="string">
            <text:p text:style-name="Кол."/>
          </table:table-cell>
          <table:table-cell table:style-name="Спецификация.B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P32">A4</text:p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/>
          </table:table-cell>
          <table:table-cell table:style-name="Спецификация.B2" office:value-type="string">
            <text:p text:style-name="P23">Блок датчика</text:p>
          </table:table-cell>
          <table:table-cell table:style-name="Спецификация.B2" office:value-type="string">
            <text:p text:style-name="P21">Перечень элементов</text:p>
          </table:table-cell>
          <table:table-cell table:style-name="Спецификация.B2" office:value-type="string">
            <text:p text:style-name="Кол."/>
          </table:table-cell>
          <table:table-cell table:style-name="Спецификация.B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/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Наименование"/>
          </table:table-cell>
          <table:table-cell table:style-name="Спецификация.B2" office:value-type="string">
            <text:p text:style-name="Кол."/>
          </table:table-cell>
          <table:table-cell table:style-name="Спецификация.B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/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Наименование_20__28_заголовок_20_раздела_29_">Детали</text:p>
          </table:table-cell>
          <table:table-cell table:style-name="Спецификация.B2" office:value-type="string">
            <text:p text:style-name="Кол."/>
          </table:table-cell>
          <table:table-cell table:style-name="Спецификация.B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/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Наименование"/>
          </table:table-cell>
          <table:table-cell table:style-name="Спецификация.B2" office:value-type="string">
            <text:p text:style-name="Кол."/>
          </table:table-cell>
          <table:table-cell table:style-name="Спецификация.B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><text:variable-set text:name="Позиция" text:formula="ooow:Позиция+1" office:value-type="float" office:value="1" style:data-style-name="N0">1</text:variable-set></text:p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P21">Плата печатная</text:p>
          </table:table-cell>
          <table:table-cell table:style-name="Спецификация.B2" office:value-type="string">
            <text:p text:style-name="P17">1</text:p>
          </table:table-cell>
          <table:table-cell table:style-name="Спецификация.B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/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Наименование"/>
          </table:table-cell>
          <table:table-cell table:style-name="Спецификация.B2" office:value-type="string">
            <text:p text:style-name="Кол."/>
          </table:table-cell>
          <table:table-cell table:style-name="Спецификация.B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/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Наименование_20__28_заголовок_20_раздела_29_">Прочие изделия</text:p>
          </table:table-cell>
          <table:table-cell table:style-name="Спецификация.B2" office:value-type="string">
            <text:p text:style-name="Кол."/>
          </table:table-cell>
          <table:table-cell table:style-name="Спецификация.B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/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Наименование"/>
          </table:table-cell>
          <table:table-cell table:style-name="Спецификация.B2" office:value-type="string">
            <text:p text:style-name="Кол."/>
          </table:table-cell>
          <table:table-cell table:style-name="Спецификация.B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><text:variable-set text:name="Позиция" text:formula="ooow:Позиция+1" office:value-type="float" office:value="2" style:data-style-name="N0">2</text:variable-set></text:p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P11">Кварцевый резонатор 32.768 kHz</text:p>
          </table:table-cell>
          <table:table-cell table:style-name="Спецификация.B2" office:value-type="string">
            <text:p text:style-name="P17">1</text:p>
          </table:table-cell>
          <table:table-cell table:style-name="Спецификация.B2" office:value-type="string">
            <text:p text:style-name="P25">BQ1</text:p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/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P21">03215C2</text:p>
          </table:table-cell>
          <table:table-cell table:style-name="Спецификация.B2" office:value-type="string">
            <text:p text:style-name="Кол."/>
          </table:table-cell>
          <table:table-cell table:style-name="Спецификация.B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/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Наименование"/>
          </table:table-cell>
          <table:table-cell table:style-name="Спецификация.B2" office:value-type="string">
            <text:p text:style-name="Кол."/>
          </table:table-cell>
          <table:table-cell table:style-name="Спецификация.B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/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P22">Конденсаторы</text:p>
          </table:table-cell>
          <table:table-cell table:style-name="Спецификация.B2" office:value-type="string">
            <text:p text:style-name="Кол."/>
          </table:table-cell>
          <table:table-cell table:style-name="Спецификация.B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><text:variable-set text:name="Позиция" text:formula="ooow:Позиция+1" office:value-type="float" office:value="3" style:data-style-name="N0">3</text:variable-set></text:p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P21">0.1 мкФ-<text:span text:style-name="T3">X7R</text:span>-50В ±<text:span text:style-name="T3">10</text:span>% 0603</text:p>
          </table:table-cell>
          <table:table-cell table:style-name="Спецификация.B2" office:value-type="string">
            <text:p text:style-name="P17">3</text:p>
          </table:table-cell>
          <table:table-cell table:style-name="Спецификация.B2" office:value-type="string">
            <text:p text:style-name="P25">C1, C4, C5</text:p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><text:variable-set text:name="Позиция" text:formula="ooow:Позиция+1" office:value-type="float" office:value="4" style:data-style-name="N0">4</text:variable-set></text:p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P21">1 мкФ-<text:span text:style-name="T3">X7R</text:span>-16В ±<text:span text:style-name="T3">10</text:span>% 0805</text:p>
          </table:table-cell>
          <table:table-cell table:style-name="Спецификация.B2" office:value-type="string">
            <text:p text:style-name="P17">1</text:p>
          </table:table-cell>
          <table:table-cell table:style-name="Спецификация.B2" office:value-type="string">
            <text:p text:style-name="P25">C2</text:p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><text:variable-set text:name="Позиция" text:formula="ooow:Позиция+1" office:value-type="float" office:value="5" style:data-style-name="N0">5</text:variable-set></text:p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P21">10 мкФ-<text:span text:style-name="T3">X5R</text:span>-16В ±<text:span text:style-name="T3">10</text:span>% 0805</text:p>
          </table:table-cell>
          <table:table-cell table:style-name="Спецификация.B2" office:value-type="string">
            <text:p text:style-name="P17">3</text:p>
          </table:table-cell>
          <table:table-cell table:style-name="Спецификация.B2" office:value-type="string">
            <text:p text:style-name="P25">C3, C7, C8</text:p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><text:variable-set text:name="Позиция" text:formula="ooow:Позиция+1" office:value-type="float" office:value="6" style:data-style-name="N0">6</text:variable-set></text:p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P21">2200 пФ-NP0-50В ±5% 0603</text:p>
          </table:table-cell>
          <table:table-cell table:style-name="Спецификация.B2" office:value-type="string">
            <text:p text:style-name="P17">1</text:p>
          </table:table-cell>
          <table:table-cell table:style-name="Спецификация.B2" office:value-type="string">
            <text:p text:style-name="P25">C6</text:p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/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Наименование"/>
          </table:table-cell>
          <table:table-cell table:style-name="Спецификация.B2" office:value-type="string">
            <text:p text:style-name="Кол."/>
          </table:table-cell>
          <table:table-cell table:style-name="Спецификация.B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/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P22">Микросхемы</text:p>
          </table:table-cell>
          <table:table-cell table:style-name="Спецификация.B2" office:value-type="string">
            <text:p text:style-name="Кол."/>
          </table:table-cell>
          <table:table-cell table:style-name="Спецификация.B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><text:variable-set text:name="Позиция" text:formula="ooow:Позиция+1" office:value-type="float" office:value="7" style:data-style-name="N0">7</text:variable-set></text:p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P21">BQ21040 SOT-23-6</text:p>
          </table:table-cell>
          <table:table-cell table:style-name="Спецификация.B2" office:value-type="string">
            <text:p text:style-name="P17">1</text:p>
          </table:table-cell>
          <table:table-cell table:style-name="Спецификация.B2" office:value-type="string">
            <text:p text:style-name="P25">DA2</text:p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><text:variable-set text:name="Позиция" text:formula="ooow:Позиция+1" office:value-type="float" office:value="8" style:data-style-name="N0">8</text:variable-set></text:p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P21">BQ29737 WSON-6</text:p>
          </table:table-cell>
          <table:table-cell table:style-name="Спецификация.B2" office:value-type="string">
            <text:p text:style-name="P17">1</text:p>
          </table:table-cell>
          <table:table-cell table:style-name="Спецификация.B2" office:value-type="string">
            <text:p text:style-name="P25">DA1</text:p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><text:variable-set text:name="Позиция" text:formula="ooow:Позиция+1" office:value-type="float" office:value="9" style:data-style-name="N0">9</text:variable-set></text:p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P21">MSP430F2112IPW TSSOP-28</text:p>
          </table:table-cell>
          <table:table-cell table:style-name="Спецификация.B2" office:value-type="string">
            <text:p text:style-name="P17">1</text:p>
          </table:table-cell>
          <table:table-cell table:style-name="Спецификация.B2" office:value-type="string">
            <text:p text:style-name="P25">DD1</text:p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><text:variable-set text:name="Позиция" text:formula="ooow:Позиция+1" office:value-type="float" office:value="10" style:data-style-name="N0">10</text:variable-set></text:p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P21">TPS63031 WSON-10</text:p>
          </table:table-cell>
          <table:table-cell table:style-name="Спецификация.B2" office:value-type="string">
            <text:p text:style-name="P17">1</text:p>
          </table:table-cell>
          <table:table-cell table:style-name="Спецификация.B2" office:value-type="string">
            <text:p text:style-name="P25">DA3</text:p>
          </table:table-cell>
        </table:table-row>
        <text:soft-page-break/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/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Наименование"/>
          </table:table-cell>
          <table:table-cell table:style-name="Спецификация.B2" office:value-type="string">
            <text:p text:style-name="Кол."/>
          </table:table-cell>
          <table:table-cell table:style-name="Спецификация.B2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><text:variable-set text:name="Позиция" text:formula="ooow:Позиция+1" office:value-type="float" office:value="11" style:data-style-name="N0">11</text:variable-set></text:p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P21">Диод TO-1608BC-MRE</text:p>
          </table:table-cell>
          <table:table-cell table:style-name="Спецификация.B2" office:value-type="string">
            <text:p text:style-name="P17">1</text:p>
          </table:table-cell>
          <table:table-cell table:style-name="Спецификация.B2" office:value-type="string">
            <text:p text:style-name="P25">HL1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/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Наименование"/>
          </table:table-cell>
          <table:table-cell table:style-name="Спецификация.B2" office:value-type="string">
            <text:p text:style-name="Кол."/>
          </table:table-cell>
          <table:table-cell table:style-name="Спецификация.B2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><text:variable-set text:name="Позиция" text:formula="ooow:Позиция+1" office:value-type="float" office:value="12" style:data-style-name="N0">12</text:variable-set></text:p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P21">Катушка индуктивности</text:p>
          </table:table-cell>
          <table:table-cell table:style-name="Спецификация.B2" office:value-type="string">
            <text:p text:style-name="P17">1</text:p>
          </table:table-cell>
          <table:table-cell table:style-name="Спецификация.B2" office:value-type="string">
            <text:p text:style-name="P25">L1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/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P28">VLS252010CX-1R5M-1 1,5 мкГн 2010</text:p>
          </table:table-cell>
          <table:table-cell table:style-name="Спецификация.B2" office:value-type="string">
            <text:p text:style-name="Кол."/>
          </table:table-cell>
          <table:table-cell table:style-name="Спецификация.B2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/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Наименование"/>
          </table:table-cell>
          <table:table-cell table:style-name="Спецификация.B2" office:value-type="string">
            <text:p text:style-name="Кол."/>
          </table:table-cell>
          <table:table-cell table:style-name="Спецификация.B2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/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P22">Резисторы</text:p>
          </table:table-cell>
          <table:table-cell table:style-name="Спецификация.B2" office:value-type="string">
            <text:p text:style-name="Кол."/>
          </table:table-cell>
          <table:table-cell table:style-name="Спецификация.B2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><text:variable-set text:name="Позиция" text:formula="ooow:Позиция+1" office:value-type="float" office:value="13" style:data-style-name="N0">13</text:variable-set></text:p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P21">1,0 кОм <text:s/>±1% 0603</text:p>
          </table:table-cell>
          <table:table-cell table:style-name="Спецификация.B2" office:value-type="string">
            <text:p text:style-name="P17">1</text:p>
          </table:table-cell>
          <table:table-cell table:style-name="Спецификация.B2" office:value-type="string">
            <text:p text:style-name="P25">R2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><text:variable-set text:name="Позиция" text:formula="ooow:Позиция+1" office:value-type="float" office:value="14" style:data-style-name="N0">14</text:variable-set></text:p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P21">1,5 кОм <text:s/>±5% 0603</text:p>
          </table:table-cell>
          <table:table-cell table:style-name="Спецификация.B2" office:value-type="string">
            <text:p text:style-name="P17">1</text:p>
          </table:table-cell>
          <table:table-cell table:style-name="Спецификация.B2" office:value-type="string">
            <text:p text:style-name="P25">R6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><text:variable-set text:name="Позиция" text:formula="ooow:Позиция+1" office:value-type="float" office:value="15" style:data-style-name="N0">15</text:variable-set></text:p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P21">10 кОм <text:s/>±5% 0603</text:p>
          </table:table-cell>
          <table:table-cell table:style-name="Спецификация.B2" office:value-type="string">
            <text:p text:style-name="P17">5</text:p>
          </table:table-cell>
          <table:table-cell table:style-name="Спецификация.B2" office:value-type="string">
            <text:p text:style-name="P30">R4, R5, R7,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/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Наименование"/>
          </table:table-cell>
          <table:table-cell table:style-name="Спецификация.B2" office:value-type="string">
            <text:p text:style-name="Кол."/>
          </table:table-cell>
          <table:table-cell table:style-name="Спецификация.B2" office:value-type="string">
            <text:p text:style-name="P25">R14, R16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><text:variable-set text:name="Позиция" text:formula="ooow:Позиция+1" office:value-type="float" office:value="16" style:data-style-name="N0">16</text:variable-set></text:p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P21">100 кОм <text:s/>±5% 0603</text:p>
          </table:table-cell>
          <table:table-cell table:style-name="Спецификация.B2" office:value-type="string">
            <text:p text:style-name="P17">1</text:p>
          </table:table-cell>
          <table:table-cell table:style-name="Спецификация.B2" office:value-type="string">
            <text:p text:style-name="P25">R8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><text:variable-set text:name="Позиция" text:formula="ooow:Позиция+1" office:value-type="float" office:value="17" style:data-style-name="N0">17</text:variable-set></text:p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P21">2,2 кОм <text:s/>±5% 0603</text:p>
          </table:table-cell>
          <table:table-cell table:style-name="Спецификация.B2" office:value-type="string">
            <text:p text:style-name="P17">1</text:p>
          </table:table-cell>
          <table:table-cell table:style-name="Спецификация.B2" office:value-type="string">
            <text:p text:style-name="P25">R3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><text:variable-set text:name="Позиция" text:formula="ooow:Позиция+1" office:value-type="float" office:value="18" style:data-style-name="N0">18</text:variable-set></text:p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P21">330 Ом ±5% 0603</text:p>
          </table:table-cell>
          <table:table-cell table:style-name="Спецификация.B2" office:value-type="string">
            <text:p text:style-name="P17">1</text:p>
          </table:table-cell>
          <table:table-cell table:style-name="Спецификация.B2" office:value-type="string">
            <text:p text:style-name="P25">R1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><text:variable-set text:name="Позиция" text:formula="ooow:Позиция+1" office:value-type="float" office:value="19" style:data-style-name="N0">19</text:variable-set></text:p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P21">47 кОм <text:s/>±5% 0603</text:p>
          </table:table-cell>
          <table:table-cell table:style-name="Спецификация.B2" office:value-type="string">
            <text:p text:style-name="P17">1</text:p>
          </table:table-cell>
          <table:table-cell table:style-name="Спецификация.B2" office:value-type="string">
            <text:p text:style-name="P25">R11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><text:variable-set text:name="Позиция" text:formula="ooow:Позиция+1" office:value-type="float" office:value="20" style:data-style-name="N0">20</text:variable-set></text:p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P21">510 Ом <text:s/>±5% 0603</text:p>
          </table:table-cell>
          <table:table-cell table:style-name="Спецификация.B2" office:value-type="string">
            <text:p text:style-name="P17">6</text:p>
          </table:table-cell>
          <table:table-cell table:style-name="Спецификация.B2" office:value-type="string">
            <text:p text:style-name="P25">R9, R10,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/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Наименование"/>
          </table:table-cell>
          <table:table-cell table:style-name="Спецификация.B2" office:value-type="string">
            <text:p text:style-name="Кол."/>
          </table:table-cell>
          <table:table-cell table:style-name="Спецификация.B2" office:value-type="string">
            <text:p text:style-name="P25">R12, R13,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/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Наименование"/>
          </table:table-cell>
          <table:table-cell table:style-name="Спецификация.B2" office:value-type="string">
            <text:p text:style-name="Кол."/>
          </table:table-cell>
          <table:table-cell table:style-name="Спецификация.B2" office:value-type="string">
            <text:p text:style-name="P25">R15, R17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/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Наименование"/>
          </table:table-cell>
          <table:table-cell table:style-name="Спецификация.B2" office:value-type="string">
            <text:p text:style-name="Кол."/>
          </table:table-cell>
          <table:table-cell table:style-name="Спецификация.B2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/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P21">Кнопк<text:span text:style-name="T1">и</text:span></text:p>
          </table:table-cell>
          <table:table-cell table:style-name="Спецификация.B2" office:value-type="string">
            <text:p text:style-name="P26"/>
          </table:table-cell>
          <table:table-cell table:style-name="Спецификация.B2" office:value-type="string">
            <text:p text:style-name="P25"/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0">21</text:p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P21">PCM12SMTR</text:p>
          </table:table-cell>
          <table:table-cell table:style-name="Спецификация.B2" office:value-type="string">
            <text:p text:style-name="P18">1</text:p>
          </table:table-cell>
          <table:table-cell table:style-name="Спецификация.B2" office:value-type="string">
            <text:p text:style-name="P25">SA1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0">22</text:p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P21">2-1977223-9</text:p>
          </table:table-cell>
          <table:table-cell table:style-name="Спецификация.B2" office:value-type="string">
            <text:p text:style-name="P18">1</text:p>
          </table:table-cell>
          <table:table-cell table:style-name="Спецификация.B2" office:value-type="string">
            <text:p text:style-name="P25">SA2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/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Наименование"/>
          </table:table-cell>
          <table:table-cell table:style-name="Спецификация.B2" office:value-type="string">
            <text:p text:style-name="Кол."/>
          </table:table-cell>
          <table:table-cell table:style-name="Спецификация.B2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7">23</text:p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P29">Транзистор BUK9K5R1-30E LFPAK56D</text:p>
          </table:table-cell>
          <table:table-cell table:style-name="Спецификация.B2" office:value-type="string">
            <text:p text:style-name="P17">1</text:p>
          </table:table-cell>
          <table:table-cell table:style-name="Спецификация.B2" office:value-type="string">
            <text:p text:style-name="P25">VT1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/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Наименование"/>
          </table:table-cell>
          <table:table-cell table:style-name="Спецификация.B2" office:value-type="string">
            <text:p text:style-name="Кол."/>
          </table:table-cell>
          <table:table-cell table:style-name="Спецификация.B2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/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P22">Разъёмы</text:p>
          </table:table-cell>
          <table:table-cell table:style-name="Спецификация.B2" office:value-type="string">
            <text:p text:style-name="Кол."/>
          </table:table-cell>
          <table:table-cell table:style-name="Спецификация.B2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7">24</text:p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P21">DS-1023 - 2x4</text:p>
          </table:table-cell>
          <table:table-cell table:style-name="Спецификация.B2" office:value-type="string">
            <text:p text:style-name="P17">1</text:p>
          </table:table-cell>
          <table:table-cell table:style-name="Спецификация.B2" office:value-type="string">
            <text:p text:style-name="P25">XS1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7">25</text:p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P21">DS-1023 - 1x4</text:p>
          </table:table-cell>
          <table:table-cell table:style-name="Спецификация.B2" office:value-type="string">
            <text:p text:style-name="P17">2</text:p>
          </table:table-cell>
          <table:table-cell table:style-name="Спецификация.B2" office:value-type="string">
            <text:p text:style-name="P25">XS2, XS3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/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Наименование"/>
          </table:table-cell>
          <table:table-cell table:style-name="Спецификация.B2" office:value-type="string">
            <text:p text:style-name="Кол."/>
          </table:table-cell>
          <table:table-cell table:style-name="Спецификация.B2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7">26</text:p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P21">47346-0001</text:p>
          </table:table-cell>
          <table:table-cell table:style-name="Спецификация.B2" office:value-type="string">
            <text:p text:style-name="P17">1</text:p>
          </table:table-cell>
          <table:table-cell table:style-name="Спецификация.B2" office:value-type="string">
            <text:p text:style-name="P25">XS4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4"/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P21"/>
          </table:table-cell>
          <table:table-cell table:style-name="Спецификация.B2" office:value-type="string">
            <text:p text:style-name="P17"/>
          </table:table-cell>
          <table:table-cell table:style-name="Спецификация.B2" office:value-type="string">
            <text:p text:style-name="P25"/>
          </table:table-cell>
        </table:table-row>
        <table:table-row table:style-name="Спецификация.61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B2" office:value-type="string">
            <text:p text:style-name="P20">27</text:p>
          </table:table-cell>
          <table:table-cell table:style-name="Спецификация.B2" office:value-type="string">
            <text:p text:style-name="Обозначение"/>
          </table:table-cell>
          <table:table-cell table:style-name="Спецификация.B2" office:value-type="string">
            <text:p text:style-name="P19">Аккумулятор LP803040</text:p>
          </table:table-cell>
          <table:table-cell table:style-name="Спецификация.B2" office:value-type="string">
            <text:p text:style-name="P18">1</text:p>
          </table:table-cell>
          <table:table-cell table:style-name="Спецификация.B2" office:value-type="string">
            <text:p text:style-name="P31">GB1</text:p>
          </table:table-cell>
        </table:table-row>
      </table:table>
      <text:p text:style-name="Пустой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Gost Type B TT" svg:font-family="'OpenGost Type B TT'" style:font-adornments="Regular" style:font-pitch="variable"/>
    <style:font-face style:name="OpenGost Type B TT1" svg:font-family="'OpenGost Type B TT'" style:font-adornments="Regular" style:font-family-generic="swiss" style:font-pitch="variable"/>
  </office:font-face-decls>
  <office:styles>
    <draw:fill-image draw:name="ПервыйЛист1" xlink:href="Pictures/10002B5A000052220000741E56562D4D2F83E937.svg" xlink:type="simple" xlink:show="embed" xlink:actuate="onLoad"/>
    <draw:fill-image draw:name="ПервыйЛист2" xlink:href="Pictures/10002F79000052220000741E0FD23ADFEBE1A948.svg" xlink:type="simple" xlink:show="embed" xlink:actuate="onLoad"/>
    <draw:fill-image draw:name="ПервыйЛист3" xlink:href="Pictures/10003111000052220000741E1EAD7DF78A081CEB.svg" xlink:type="simple" xlink:show="embed" xlink:actuate="onLoad"/>
    <draw:fill-image draw:name="ПервыйЛист4" xlink:href="Pictures/1000353C000052220000741E50F383452A69B711.svg" xlink:type="simple" xlink:show="embed" xlink:actuate="onLoad"/>
    <draw:fill-image draw:name="ПоследующиеЛисты" xlink:href="Pictures/10001E61000052220000741EDA0F5E82E99FFB4B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Gost Type B TT1" fo:font-family="'OpenGost Type B TT'" style:font-style-name="Regular" style:font-family-generic="swiss" style:font-pitch="variable" fo:font-size="14pt" style:font-name-asian="OpenGost Type B TT" style:font-family-asian="'OpenGost Type B TT'" style:font-style-name-asian="Regular" style:font-pitch-asian="variable" style:font-size-asian="14pt" style:font-name-complex="OpenGost Type B TT" style:font-family-complex="'OpenGost Type B TT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4pt" fo:font-style="italic" style:font-size-asian="14pt" style:font-style-asian="italic" style:font-name-complex="OpenGost Type B TT" style:font-family-complex="'OpenGost Type B TT'" style:font-style-name-complex="Regular" style:font-pitch-complex="variable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class="extra" style:master-page-name="">
      <style:paragraph-properties fo:margin-left="0cm" fo:margin-right="0cm" fo:line-height="100%" fo:text-align="start" style:justify-single-word="false" fo:orphans="0" fo:widows="0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fo:font-style="normal"/>
    </style:style>
    <style:style style:name="Заголовок_20_графы_20_форматной_20_рамки" style:display-name="Заголовок графы форматной рамки" style:family="paragraph" style:parent-style-name="Text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style:text-rotation-angle="0" style:text-rotation-scale="line-height"/>
    </style:style>
    <style:style style:name="Заголовок_20_графы_20_форматной_20_рамки_20__28_повёрнуто_29_" style:display-name="Заголовок графы форматной рамки (повёрнуто)" style:family="paragraph" style:parent-style-name="Заголовок_20_графы_20_форматной_20_рамки">
      <style:paragraph-properties fo:text-align="center" style:justify-single-word="false"/>
      <style:text-properties fo:font-size="14pt" style:text-rotation-angle="90" style:text-rotation-scale="line-height"/>
    </style:style>
    <style:style style:name="Значение_20_графы_20_форматной_20_рамки" style:display-name="Значение графы форматной рамки" style:family="paragraph" style:parent-style-name="Text">
      <style:paragraph-properties fo:margin-left="0cm" fo:margin-right="0cm" fo:text-align="center" style:justify-single-word="false" fo:text-indent="0cm" style:auto-text-indent="false"/>
      <style:text-properties style:font-name="OpenGost Type B TT" fo:font-family="'OpenGost Type B TT'" style:font-style-name="Regular" style:font-pitch="variable" fo:font-size="14pt"/>
    </style:style>
    <style:style style:name="Значение_20_графы_20_форматной_20_рамки_20__28_повёрнуто_29_" style:display-name="Значение графы форматной рамки (повёрнуто)" style:family="paragraph" style:parent-style-name="Значение_20_графы_20_форматной_20_рамки">
      <style:paragraph-properties fo:text-align="center" style:justify-single-word="false"/>
      <style:text-properties fo:font-size="16pt" style:text-rotation-angle="90" style:text-rotation-scale="line-height"/>
    </style:style>
    <style:style style:name="Заголовок_20_графы_20_таблицы" style:display-name="Заголовок графы таблицы" style:family="paragraph" style:parent-style-name="Text" style:master-page-name="">
      <style:paragraph-properties fo:text-align="center" style:justify-single-word="false" style:page-number="auto"/>
      <style:text-properties style:font-name="OpenGost Type B TT" fo:font-family="'OpenGost Type B TT'" style:font-style-name="Regular" style:font-pitch="variable" fo:font-size="16pt" fo:language="ru" fo:country="RU" fo:font-weight="normal" style:font-weight-complex="600"/>
    </style:style>
    <style:style style:name="Значение_20_графы_20_таблицы" style:display-name="Значение графы таблицы" style:family="paragraph" style:parent-style-name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6pt" fo:language="ru" fo:country="RU"/>
    </style:style>
    <style:style style:name="Формат" style:family="paragraph" style:parent-style-name="Значение_20_графы_20_таблицы" style:auto-update="true">
      <style:paragraph-properties fo:text-align="center" style:justify-single-word="false"/>
    </style:style>
    <style:style style:name="Зона" style:family="paragraph" style:parent-style-name="Значение_20_графы_20_таблицы" style:auto-update="true">
      <style:paragraph-properties fo:text-align="center" style:justify-single-word="false"/>
    </style:style>
    <style:style style:name="Поз." style:family="paragraph" style:parent-style-name="Значение_20_графы_20_таблицы" style:auto-update="true">
      <style:paragraph-properties fo:text-align="center" style:justify-single-word="false"/>
    </style:style>
    <style:style style:name="Обозначение" style:family="paragraph" style:parent-style-name="Значение_20_графы_20_таблицы" style:auto-update="true">
      <style:paragraph-properties fo:text-align="start" style:justify-single-word="false"/>
    </style:style>
    <style:style style:name="Наименование" style:family="paragraph" style:parent-style-name="Значение_20_графы_20_таблицы" style:auto-update="true">
      <style:paragraph-properties fo:text-align="start" style:justify-single-word="false"/>
    </style:style>
    <style:style style:name="Наименование_20__28_заголовок_20_группы_29_" style:display-name="Наименование (заголовок группы)" style:family="paragraph" style:parent-style-name="Значение_20_графы_20_таблицы" style:auto-update="true"/>
    <style:style style:name="Наименование_20__28_заголовок_20_раздела_29_" style:display-name="Наименование (заголовок раздела)" style:family="paragraph" style:parent-style-name="Значение_20_графы_20_таблицы" style:auto-update="true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Кол." style:family="paragraph" style:parent-style-name="Значение_20_графы_20_таблицы" style:auto-update="true">
      <style:paragraph-properties fo:text-align="center" style:justify-single-word="false"/>
    </style:style>
    <style:style style:name="Примечание" style:family="paragraph" style:parent-style-name="Значение_20_графы_20_таблицы" style:auto-update="true"/>
    <style:style style:name="Пустой" style:family="paragraph" style:parent-style-name="Text" style:master-page-name="">
      <loext:graphic-properties draw:fill="none" draw:fill-color="#729fcf"/>
      <style:paragraph-properties fo:line-height="0.049cm" fo:text-align="start" style:justify-single-word="false" style:page-number="auto" fo:background-color="transparent" style:vertical-align="auto" style:snap-to-layout-grid="false">
        <style:tab-stops/>
        <style:drop-cap/>
      </style:paragraph-properties>
      <style:text-properties fo:font-size="14pt"/>
    </style:style>
    <style:style style:name="Frame" style:family="graphic">
      <style:graphic-properties text:anchor-type="paragraph" svg:x="0cm" svg:y="0cm" fo:margin-left="0.199cm" fo:margin-right="0.199cm" fo:margin-top="0.199cm" fo:margin-bottom="0.199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MP2" style:family="paragraph" style:parent-style-name="Значение_20_графы_20_форматной_20_рамки">
      <style:text-properties fo:font-size="18pt" fo:language="ru" fo:country="RU" officeooo:rsid="00a1ad47" officeooo:paragraph-rsid="00a1ad47" style:font-size-asian="18pt" style:font-size-complex="18pt" style:text-scale="100%"/>
    </style:style>
    <style:style style:name="MP3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MP4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MP5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6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7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MP8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4%"/>
    </style:style>
    <style:style style:name="MP9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87%"/>
    </style:style>
    <style:style style:name="MP10" style:family="paragraph" style:parent-style-name="Заголовок_20_графы_20_форматной_20_рамки">
      <style:text-properties style:text-scale="90%"/>
    </style:style>
    <style:style style:name="MP11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94%"/>
    </style:style>
    <style:style style:name="MP12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87%"/>
    </style:style>
    <style:style style:name="MP13" style:family="paragraph" style:parent-style-name="Значение_20_графы_20_форматной_20_рамки_20__28_повёрнуто_29_">
      <style:text-properties fo:font-size="16pt" style:text-scale="100%"/>
    </style:style>
    <style:style style:name="Mfr1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Mfr4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1" draw:fill-image-width="100%" draw:fill-image-height="100%" style:repeat="no-repeat" draw:fill-image-ref-point="top-left" style:footnote-max-height="0cm" loext:margin-gutter="0cm">
        <style:background-image xlink:href="Pictures/10002B5A000052220000741E56562D4D2F83E937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9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2" draw:fill-image-width="100%" draw:fill-image-height="100%" style:repeat="no-repeat" draw:fill-image-ref-point="top-left" style:footnote-max-height="0cm" loext:margin-gutter="0cm">
        <style:background-image xlink:href="Pictures/10002F79000052220000741E0FD23ADFEBE1A948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3" draw:fill-image-width="100%" draw:fill-image-height="100%" style:repeat="no-repeat" draw:fill-image-ref-point="top-left" style:footnote-max-height="0cm" loext:margin-gutter="0cm">
        <style:background-image xlink:href="Pictures/10003111000052220000741E1EAD7DF78A081CE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4" draw:fill-image-width="100%" draw:fill-image-height="100%" style:repeat="no-repeat" draw:fill-image-ref-point="top-left" style:footnote-max-height="0cm" loext:margin-gutter="0cm">
        <style:background-image xlink:href="Pictures/1000353C000052220000741E50F383452A69B711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оследующиеЛисты" draw:fill-image-width="100%" draw:fill-image-height="100%" style:repeat="no-repeat" draw:fill-image-ref-point="top-left" style:footnote-max-height="0cm" loext:margin-gutter="0cm">
        <style:background-image xlink:href="Pictures/10001E61000052220000741EDA0F5E82E99FFB4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1.94cm" fo:margin-left="0cm" fo:margin-right="0cm" fo:margin-top="1.441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border" draw:fill-image-name="ПервыйЛист1" draw:fill-image-width="100%" draw:fill-image-height="100%" style:repeat="no-repeat" draw:fill-image-ref-point="top-left"/>
    </style:style>
    <style:style style:name="Mdp3" style:family="drawing-page">
      <style:drawing-page-properties draw:fill="bitmap" draw:background-size="border" draw:fill-image-name="ПервыйЛист2" draw:fill-image-width="100%" draw:fill-image-height="100%" style:repeat="no-repeat" draw:fill-image-ref-point="top-left"/>
    </style:style>
    <style:style style:name="Mdp4" style:family="drawing-page">
      <style:drawing-page-properties draw:fill="bitmap" draw:background-size="border" draw:fill-image-name="ПервыйЛист3" draw:fill-image-width="100%" draw:fill-image-height="100%" style:repeat="no-repeat" draw:fill-image-ref-point="top-left"/>
    </style:style>
    <style:style style:name="Mdp5" style:family="drawing-page">
      <style:drawing-page-properties draw:fill="bitmap" draw:background-size="border" draw:fill-image-name="ПервыйЛист4" draw:fill-image-width="100%" draw:fill-image-height="100%" style:repeat="no-repeat" draw:fill-image-ref-point="top-left"/>
    </style:style>
    <style:style style:name="Mdp6" style:family="drawing-page">
      <style:drawing-page-properties draw:fill="bitmap" draw:background-size="border" draw:fill-image-name="ПоследующиеЛисты" draw:fill-image-width="100%" draw:fill-image-height="100%" style:repeat="no-repeat" draw:fill-image-ref-point="top-left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</style:master-page>
    <style:master-page style:name="Left_20_Page" style:display-name="Left Page" style:page-layout-name="Mpm2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3" draw:style-name="Mdp1" style:next-style-name="Left_20_Page">
      <style:header>
        <text:p text:style-name="Header"/>
      </style:header>
    </style:master-page>
    <style:master-page style:name="Envelope" style:page-layout-name="Mpm4" draw:style-name="Mdp1">
      <style:header>
        <text:p text:style-name="Header"/>
      </style:header>
    </style:master-page>
    <style:master-page style:name="Index" style:page-layout-name="Mpm1" draw:style-name="Mdp1">
      <style:header>
        <text:p text:style-name="Header"/>
      </style:header>
    </style:master-page>
    <style:master-page style:name="HTML" style:page-layout-name="Mpm5" draw:style-name="Mdp1">
      <style:header>
        <text:p text:style-name="Header"/>
      </style:header>
    </style:master-page>
    <style:master-page style:name="Footnote" style:page-layout-name="Mpm6" draw:style-name="Mdp1">
      <style:header>
        <text:p text:style-name="Header"/>
      </style:header>
    </style:master-page>
    <style:master-page style:name="Endnote" style:page-layout-name="Mpm6" draw:style-name="Mdp1">
      <style:header>
        <text:p text:style-name="Header"/>
      </style:header>
    </style:master-page>
    <style:master-page style:name="Landscape" style:page-layout-name="Mpm7" draw:style-name="Mdp1">
      <style:header>
        <text:p text:style-name="Header"/>
      </style:header>
    </style:master-page>
    <style:master-page style:name="Первый_20_лист_20_1" style:display-name="Первый лист 1" style:page-layout-name="Mpm8" draw:style-name="Mdp2" style:next-style-name="Последующие_20_листы">
      <style:header>
        <text:p text:style-name="Text"/>
      </style:header>
      <style:footer>
        <text:p text:style-name="Text"><draw:frame draw:style-name="Mfr1" draw:name="Перв.1: 1 Наименование документа" text:anchor-type="paragraph" svg:x="8.5cm" svg:y="26.7cm" svg:width="7.001cm" svg:height="2.499cm" draw:z-index="3"><draw:text-box><text:p text:style-name="MP1">Плата обработки</text:p><text:p text:style-name="MP2">Спецификация</text:p></draw:text-box></draw:frame><draw:frame draw:style-name="Mfr1" draw:name="Перв.1: 2 Обозначение документа" text:anchor-type="paragraph" svg:x="8.5cm" svg:y="25.201cm" svg:width="12cm" svg:height="1.499cm" draw:z-index="46"><draw:text-box><text:p text:style-name="MP3">Блок датчика</text:p></draw:text-box></draw:frame><draw:frame draw:style-name="Mfr1" draw:name="Перв.1: 9 Наименование организации" text:anchor-type="paragraph" svg:x="15.499cm" svg:y="27.7cm" svg:width="5.001cm" svg:height="1.499cm" draw:z-index="45"><draw:text-box><text:p text:style-name="MP4"/></draw:text-box></draw:frame><draw:frame draw:style-name="Mfr2" draw:name="Перв.1: 4 Лит. (наименование)" text:anchor-type="paragraph" svg:x="15.499cm" svg:y="26.7cm" svg:width="1.499cm" svg:height="0.499cm" draw:z-index="48"><draw:text-box><text:p text:style-name="Заголовок_20_графы_20_форматной_20_рамки">Лит.</text:p></draw:text-box></draw:frame><draw:frame draw:style-name="Mfr1" draw:name="Перв.1: 4 Лит.1" text:anchor-type="paragraph" svg:x="15.499cm" svg:y="27.199cm" svg:width="0.499cm" svg:height="0.499cm" draw:z-index="47"><draw:text-box><text:p text:style-name="Значение_20_графы_20_форматной_20_рамки"/></draw:text-box></draw:frame><draw:frame draw:style-name="Mfr1" draw:name="Перв.1: 4 Лит.2" text:anchor-type="paragraph" svg:x="16cm" svg:y="27.199cm" svg:width="0.499cm" svg:height="0.499cm" draw:z-index="50"><draw:text-box><text:p text:style-name="Значение_20_графы_20_форматной_20_рамки"/></draw:text-box></draw:frame><draw:frame draw:style-name="Mfr1" draw:name="Перв.1: 4 Лит.3" text:anchor-type="paragraph" svg:x="16.499cm" svg:y="27.199cm" svg:width="0.499cm" svg:height="0.499cm" draw:z-index="49"><draw:text-box><text:p text:style-name="Значение_20_графы_20_форматной_20_рамки"/></draw:text-box></draw:frame><draw:frame draw:style-name="Mfr2" draw:name="Перв.1: 7 Лист (наименование)" text:anchor-type="paragraph" svg:x="17cm" svg:y="26.7cm" svg:width="1.499cm" svg:height="0.499cm" draw:z-index="52"><draw:text-box><text:p text:style-name="Заголовок_20_графы_20_форматной_20_рамки">Лист</text:p></draw:text-box></draw:frame><draw:frame draw:style-name="Mfr1" draw:name="Перв.1: 7 Лист" text:anchor-type="paragraph" svg:x="17cm" svg:y="27.199cm" svg:width="1.499cm" svg:height="0.499cm" draw:z-index="51"><draw:text-box><text:p text:style-name="Значение_20_графы_20_форматной_20_рамки"><text:hidden-paragraph text:condition="ooow:Page == 1"/><text:page-number text:select-page="current">1</text:page-number></text:p><text:p text:style-name="Значение_20_графы_20_форматной_20_рамки"/></draw:text-box></draw:frame><draw:frame draw:style-name="Mfr2" draw:name="Перв.1: 8 Листов (наименование)" text:anchor-type="paragraph" svg:x="18.5cm" svg:y="26.7cm" svg:width="2cm" svg:height="0.499cm" draw:z-index="54"><draw:text-box><text:p text:style-name="Заголовок_20_графы_20_форматной_20_рамки">Листов</text:p></draw:text-box></draw:frame><draw:frame draw:style-name="Mfr1" draw:name="Перв.1: 8 Листов" text:anchor-type="paragraph" svg:x="18.5cm" svg:y="27.199cm" svg:width="2cm" svg:height="0.499cm" draw:z-index="53"><draw:text-box><text:p text:style-name="Значение_20_графы_20_форматной_20_рамки"><text:page-count>2</text:page-count></text:p></draw:text-box></draw:frame><draw:frame draw:style-name="Mfr2" draw:name="Перв.1: 10 Разраб. (наименование)" text:anchor-type="paragraph" svg:x="2cm" svg:y="26.7cm" svg:width="1.7cm" svg:height="0.499cm" draw:z-index="56"><draw:text-box><text:p text:style-name="MP5">Разраб.</text:p></draw:text-box></draw:frame><draw:frame draw:style-name="Mfr2" draw:name="Перв.1: 10 Пров. (наименование)" text:anchor-type="paragraph" svg:x="2cm" svg:y="27.199cm" svg:width="1.7cm" svg:height="0.499cm" draw:z-index="55"><draw:text-box><text:p text:style-name="MP5">Пров.</text:p></draw:text-box></draw:frame><draw:frame draw:style-name="Mfr1" draw:name="Перв.1: 10" text:anchor-type="paragraph" svg:x="2cm" svg:y="27.7cm" svg:width="1.7cm" svg:height="0.499cm" draw:z-index="58"><draw:text-box><text:p text:style-name="MP6"/></draw:text-box></draw:frame><draw:frame draw:style-name="Mfr2" draw:name="Перв.1: 10 Н. контр. (наименование)" text:anchor-type="paragraph" svg:x="2cm" svg:y="28.199cm" svg:width="1.7cm" svg:height="0.499cm" draw:z-index="57"><draw:text-box><text:p text:style-name="MP7">Н. контр.</text:p></draw:text-box></draw:frame><draw:frame draw:style-name="Mfr2" draw:name="Перв.1: 10 Утв. (наименование)" text:anchor-type="paragraph" svg:x="2cm" svg:y="28.7cm" svg:width="1.7cm" svg:height="0.499cm" draw:z-index="60"><draw:text-box><text:p text:style-name="MP5">Утв.</text:p></draw:text-box></draw:frame><draw:frame draw:style-name="Mfr1" draw:name="Перв.1: 11 Разраб." text:anchor-type="paragraph" svg:x="3.701cm" svg:y="26.7cm" svg:width="2.3cm" svg:height="0.499cm" draw:z-index="59"><draw:text-box><text:p text:style-name="MP8">Рязанов М.Ю.</text:p></draw:text-box></draw:frame><draw:frame draw:style-name="Mfr1" draw:name="Перв.1: 11 Пров." text:anchor-type="paragraph" svg:x="3.701cm" svg:y="27.199cm" svg:width="2.3cm" svg:height="0.499cm" draw:z-index="62"><draw:text-box><text:p text:style-name="MP9">Крутских В.В.</text:p></draw:text-box></draw:frame><draw:frame draw:style-name="Mfr1" draw:name="Перв.1: 11" text:anchor-type="paragraph" svg:x="3.701cm" svg:y="27.7cm" svg:width="2.3cm" svg:height="0.499cm" draw:z-index="61"><draw:text-box><text:p text:style-name="MP6"/></draw:text-box></draw:frame><draw:frame draw:style-name="Mfr1" draw:name="Перв.1: 11 Н. контр." text:anchor-type="paragraph" svg:x="3.701cm" svg:y="28.199cm" svg:width="2.3cm" svg:height="0.499cm" draw:z-index="7"><draw:text-box><text:p text:style-name="MP6"/></draw:text-box></draw:frame><draw:frame draw:style-name="Mfr1" draw:name="Перв.1: 11 Утв." text:anchor-type="paragraph" svg:x="3.701cm" svg:y="28.7cm" svg:width="2.3cm" svg:height="0.499cm" draw:z-index="11"><draw:text-box><text:p text:style-name="MP6"/></draw:text-box></draw:frame><draw:frame draw:style-name="Mfr1" draw:name="Перв.1: 13 Разраб." text:anchor-type="paragraph" svg:x="7.5cm" svg:y="26.7cm" svg:width="1cm" svg:height="0.499cm" draw:z-index="15"><draw:text-box><text:p text:style-name="MP6"/></draw:text-box></draw:frame><draw:frame draw:style-name="Mfr1" draw:name="Перв.1: 13 Пров." text:anchor-type="paragraph" svg:x="7.5cm" svg:y="27.199cm" svg:width="1cm" svg:height="0.499cm" draw:z-index="19"><draw:text-box><text:p text:style-name="MP6"/></draw:text-box></draw:frame><draw:frame draw:style-name="Mfr1" draw:name="Перв.1: 13" text:anchor-type="paragraph" svg:x="7.5cm" svg:y="27.7cm" svg:width="1cm" svg:height="0.499cm" draw:z-index="23"><draw:text-box><text:p text:style-name="MP6"/></draw:text-box></draw:frame><draw:frame draw:style-name="Mfr1" draw:name="Перв.1: 13 Н. контр." text:anchor-type="paragraph" svg:x="7.5cm" svg:y="28.199cm" svg:width="1cm" svg:height="0.499cm" draw:z-index="27"><draw:text-box><text:p text:style-name="MP6"/></draw:text-box></draw:frame><draw:frame draw:style-name="Mfr1" draw:name="Перв.1: 13 Утв." text:anchor-type="paragraph" svg:x="7.5cm" svg:y="28.7cm" svg:width="1cm" svg:height="0.499cm" draw:z-index="31"><draw:text-box><text:p text:style-name="MP6"/></draw:text-box></draw:frame><draw:frame draw:style-name="Mfr2" draw:name="Перв.1: 14 Изм. (наименование)" text:anchor-type="paragraph" svg:x="2cm" svg:y="26.201cm" svg:width="0.7cm" svg:height="0.499cm" draw:z-index="35"><draw:text-box><text:p text:style-name="MP10">Изм.</text:p></draw:text-box></draw:frame><draw:frame draw:style-name="Mfr2" draw:name="Перв.1: 15 Лист (наименование)" text:anchor-type="paragraph" svg:x="2.701cm" svg:y="26.201cm" svg:width="1cm" svg:height="0.499cm" draw:z-index="39"><draw:text-box><text:p text:style-name="Заголовок_20_графы_20_форматной_20_рамки">Лист</text:p></draw:text-box></draw:frame><draw:frame draw:style-name="Mfr2" draw:name="Перв.1: 16 № докум. (наименование)" text:anchor-type="paragraph" svg:x="3.701cm" svg:y="26.201cm" svg:width="2.3cm" svg:height="0.499cm" draw:z-index="44"><draw:text-box><text:p text:style-name="Заголовок_20_графы_20_форматной_20_рамки">№ докум.</text:p></draw:text-box></draw:frame><draw:frame draw:style-name="Mfr2" draw:name="Перв.1: 17 Подп. (наименование)" text:anchor-type="paragraph" svg:x="6.001cm" svg:y="26.201cm" svg:width="1.499cm" svg:height="0.499cm" draw:z-index="41"><draw:text-box><text:p text:style-name="Заголовок_20_графы_20_форматной_20_рамки">Подп.</text:p></draw:text-box></draw:frame><draw:frame draw:style-name="Mfr2" draw:name="Перв.1: 18 Дата (наименование)" text:anchor-type="paragraph" svg:x="7.5cm" svg:y="26.201cm" svg:width="1cm" svg:height="0.499cm" draw:z-index="43"><draw:text-box><text:p text:style-name="Заголовок_20_графы_20_форматной_20_рамки">Дата</text:p></draw:text-box></draw:frame><draw:frame draw:style-name="Mfr2" draw:name="Перв.1: 19 Инв. № подл. (наименование)" text:anchor-type="paragraph" svg:x="0.801cm" svg:y="26.7cm" svg:width="0.499cm" svg:height="2.499cm" draw:z-index="42"><draw:text-box><text:p text:style-name="Заголовок_20_графы_20_форматной_20_рамки_20__28_повёрнуто_29_">Инв. № подл.</text:p></draw:text-box></draw:frame><draw:frame draw:style-name="Mfr1" draw:name="Перв.1: 19 Инв. № подл." text:anchor-type="paragraph" svg:x="1.3cm" svg:y="26.7cm" svg:width="0.7cm" svg:height="2.499cm" draw:z-index="40"><draw:text-box><text:p text:style-name="Значение_20_графы_20_форматной_20_рамки_20__28_повёрнуто_29_"/></draw:text-box></draw:frame><draw:frame draw:style-name="Mfr2" draw:name="Перв.1: 20 Подп. и дата (наименование)" text:anchor-type="paragraph" svg:x="0.801cm" svg:y="23.2cm" svg:width="0.499cm" svg:height="3.5cm" draw:z-index="37"><draw:text-box><text:p text:style-name="Заголовок_20_графы_20_форматной_20_рамки_20__28_повёрнуто_29_">Подп. и дата</text:p></draw:text-box></draw:frame><draw:frame draw:style-name="Mfr3" draw:name="Перв.1: 20 Подп. и дата" text:anchor-type="paragraph" svg:x="1.3cm" svg:y="23.2cm" svg:width="0.7cm" svg:height="3.5cm" draw:z-index="33"><draw:text-box><text:p text:style-name="Значение_20_графы_20_форматной_20_рамки_20__28_повёрнуто_29_"/></draw:text-box></draw:frame><draw:frame draw:style-name="Mfr2" draw:name="Перв.1: 21 Взам. инв. № (наименование)" text:anchor-type="paragraph" svg:x="0.801cm" svg:y="20.699cm" svg:width="0.499cm" svg:height="2.499cm" draw:z-index="29"><draw:text-box><text:p text:style-name="Заголовок_20_графы_20_форматной_20_рамки_20__28_повёрнуто_29_">Взам. инв. №</text:p></draw:text-box></draw:frame><draw:frame draw:style-name="Mfr1" draw:name="Перв.1: 21 Взам. инв. №" text:anchor-type="paragraph" svg:x="1.3cm" svg:y="20.699cm" svg:width="0.7cm" svg:height="2.499cm" draw:z-index="25"><draw:text-box><text:p text:style-name="Значение_20_графы_20_форматной_20_рамки_20__28_повёрнуто_29_"/></draw:text-box></draw:frame><draw:frame draw:style-name="Mfr2" draw:name="Перв.1: 22 Инв. № дубл. (наименование)" text:anchor-type="paragraph" svg:x="0.801cm" svg:y="18.2cm" svg:width="0.499cm" svg:height="2.499cm" draw:z-index="21"><draw:text-box><text:p text:style-name="Заголовок_20_графы_20_форматной_20_рамки_20__28_повёрнуто_29_">Инв. № дубл.</text:p></draw:text-box></draw:frame><draw:frame draw:style-name="Mfr1" draw:name="Перв.1: 22 Инв. № дубл." text:anchor-type="paragraph" svg:x="1.3cm" svg:y="18.2cm" svg:width="0.7cm" svg:height="2.499cm" draw:z-index="17"><draw:text-box><text:p text:style-name="Значение_20_графы_20_форматной_20_рамки_20__28_повёрнуто_29_"/></draw:text-box></draw:frame><draw:frame draw:style-name="Mfr2" draw:name="Перв.1: 23 Подп. и дата (наименование)" text:anchor-type="paragraph" svg:x="0.801cm" svg:y="14.7cm" svg:width="0.499cm" svg:height="3.5cm" draw:z-index="13"><draw:text-box><text:p text:style-name="Заголовок_20_графы_20_форматной_20_рамки_20__28_повёрнуто_29_">Подп. и дата</text:p></draw:text-box></draw:frame><draw:frame draw:style-name="Mfr3" draw:name="Перв.1: 23 Подп. и дата" text:anchor-type="paragraph" svg:x="1.3cm" svg:y="14.7cm" svg:width="0.7cm" svg:height="3.5cm" draw:z-index="9"><draw:text-box><text:p text:style-name="Значение_20_графы_20_форматной_20_рамки_20__28_повёрнуто_29_"/></draw:text-box></draw:frame><draw:frame draw:style-name="Mfr2" draw:name="Перв.1: 31 Копировал (наименование)" text:anchor-type="paragraph" svg:x="9.5cm" svg:y="29.199cm" svg:height="0.499cm" draw:z-index="5"><draw:text-box fo:min-width="1cm"><text:p text:style-name="Заголовок_20_графы_20_форматной_20_рамки">Копировал</text:p></draw:text-box></draw:frame><draw:frame draw:style-name="Mfr2" draw:name="Перв.1: 32 Формат (наименование)" text:anchor-type="paragraph" svg:x="16.499cm" svg:y="29.199cm" svg:height="0.499cm" draw:z-index="1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2" style:display-name="Первый лист 2" style:page-layout-name="Mpm9" draw:style-name="Mdp3" style:next-style-name="Последующие_20_листы">
      <style:header>
        <text:p text:style-name="Text"/>
      </style:header>
      <style:footer>
        <text:p text:style-name="Text"><draw:frame draw:style-name="Mfr1" draw:name="Перв.2: 1 Наименование документа" text:anchor-type="paragraph" svg:x="8.5cm" svg:y="26.7cm" svg:width="7.001cm" svg:height="2.499cm" draw:z-index="0"><draw:text-box><text:p text:style-name="MP1">Плата обработки</text:p><text:p text:style-name="MP1"><text:line-break/>Спецификация</text:p></draw:text-box></draw:frame><draw:frame draw:style-name="Mfr1" draw:name="Перв.2: 2 Обозначение документа" text:anchor-type="paragraph" svg:x="8.5cm" svg:y="25.201cm" svg:width="12cm" svg:height="1.499cm" draw:z-index="0"><draw:text-box><text:p text:style-name="MP3">Блок датчика</text:p></draw:text-box></draw:frame><draw:frame draw:style-name="Mfr1" draw:name="Перв.2: 9 Наименование организации" text:anchor-type="paragraph" svg:x="15.499cm" svg:y="27.7cm" svg:width="5.001cm" svg:height="1.499cm" draw:z-index="0"><draw:text-box><text:p text:style-name="MP4"/></draw:text-box></draw:frame><draw:frame draw:style-name="Mfr2" draw:name="Перв.2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2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2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2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2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2: 8 Листов" text:anchor-type="paragraph" svg:x="18.5cm" svg:y="27.199cm" svg:width="2cm" svg:height="0.499cm" draw:z-index="0"><draw:text-box><text:p text:style-name="Значение_20_графы_20_форматной_20_рамки"><text:page-count>2</text:page-count></text:p></draw:text-box></draw:frame><draw:frame draw:style-name="Mfr2" draw:name="Перв.2: 10 Разраб. (наименование)" text:anchor-type="paragraph" svg:x="2cm" svg:y="26.7cm" svg:width="1.7cm" svg:height="0.499cm" draw:z-index="0"><draw:text-box><text:p text:style-name="MP5">Разраб.</text:p></draw:text-box></draw:frame><draw:frame draw:style-name="Mfr2" draw:name="Перв.2: 10 Пров. (наименование)" text:anchor-type="paragraph" svg:x="2cm" svg:y="27.199cm" svg:width="1.7cm" svg:height="0.499cm" draw:z-index="0"><draw:text-box><text:p text:style-name="MP5">Пров.</text:p></draw:text-box></draw:frame><draw:frame draw:style-name="Mfr1" draw:name="Перв.2: 10" text:anchor-type="paragraph" svg:x="2cm" svg:y="27.7cm" svg:width="1.7cm" svg:height="0.499cm" draw:z-index="0"><draw:text-box><text:p text:style-name="MP6"/></draw:text-box></draw:frame><draw:frame draw:style-name="Mfr2" draw:name="Перв.2: 10 Н. контр. (наименование)" text:anchor-type="paragraph" svg:x="2cm" svg:y="28.199cm" svg:width="1.7cm" svg:height="0.499cm" draw:z-index="0"><draw:text-box><text:p text:style-name="MP7">Н. контр.</text:p></draw:text-box></draw:frame><draw:frame draw:style-name="Mfr2" draw:name="Перв.2: 10 Утв. (наименование)" text:anchor-type="paragraph" svg:x="2cm" svg:y="28.7cm" svg:width="1.7cm" svg:height="0.499cm" draw:z-index="0"><draw:text-box><text:p text:style-name="MP5">Утв.</text:p></draw:text-box></draw:frame><draw:frame draw:style-name="Mfr1" draw:name="Перв.2: 11 Разраб." text:anchor-type="paragraph" svg:x="3.701cm" svg:y="26.7cm" svg:width="2.3cm" svg:height="0.499cm" draw:z-index="0"><draw:text-box><text:p text:style-name="MP11">Рязанов М.Ю.</text:p></draw:text-box></draw:frame><draw:frame draw:style-name="Mfr1" draw:name="Перв.2: 11 Пров." text:anchor-type="paragraph" svg:x="3.701cm" svg:y="27.199cm" svg:width="2.3cm" svg:height="0.499cm" draw:z-index="0"><draw:text-box><text:p text:style-name="MP12">Крутских В.В.</text:p></draw:text-box></draw:frame><draw:frame draw:style-name="Mfr1" draw:name="Перв.2: 11" text:anchor-type="paragraph" svg:x="3.701cm" svg:y="27.7cm" svg:width="2.3cm" svg:height="0.499cm" draw:z-index="0"><draw:text-box><text:p text:style-name="MP6"/></draw:text-box></draw:frame><draw:frame draw:style-name="Mfr1" draw:name="Перв.2: 11 Н. контр." text:anchor-type="paragraph" svg:x="3.701cm" svg:y="28.199cm" svg:width="2.3cm" svg:height="0.499cm" draw:z-index="0"><draw:text-box><text:p text:style-name="MP6"/></draw:text-box></draw:frame><draw:frame draw:style-name="Mfr1" draw:name="Перв.2: 11 Утв." text:anchor-type="paragraph" svg:x="3.701cm" svg:y="28.7cm" svg:width="2.3cm" svg:height="0.499cm" draw:z-index="0"><draw:text-box><text:p text:style-name="MP6"/></draw:text-box></draw:frame><draw:frame draw:style-name="Mfr1" draw:name="Перв.2: 13 Разраб." text:anchor-type="paragraph" svg:x="7.5cm" svg:y="26.7cm" svg:width="1cm" svg:height="0.499cm" draw:z-index="0"><draw:text-box><text:p text:style-name="MP6"/></draw:text-box></draw:frame><draw:frame draw:style-name="Mfr1" draw:name="Перв.2: 13 Пров." text:anchor-type="paragraph" svg:x="7.5cm" svg:y="27.199cm" svg:width="1cm" svg:height="0.499cm" draw:z-index="0"><draw:text-box><text:p text:style-name="MP6"/></draw:text-box></draw:frame><draw:frame draw:style-name="Mfr1" draw:name="Перв.2: 13" text:anchor-type="paragraph" svg:x="7.5cm" svg:y="27.7cm" svg:width="1cm" svg:height="0.499cm" draw:z-index="0"><draw:text-box><text:p text:style-name="MP6"/></draw:text-box></draw:frame><draw:frame draw:style-name="Mfr1" draw:name="Перв.2: 13 Н. контр." text:anchor-type="paragraph" svg:x="7.5cm" svg:y="28.199cm" svg:width="1cm" svg:height="0.499cm" draw:z-index="0"><draw:text-box><text:p text:style-name="MP6"/></draw:text-box></draw:frame><draw:frame draw:style-name="Mfr1" draw:name="Перв.2: 13 Утв." text:anchor-type="paragraph" svg:x="7.5cm" svg:y="28.7cm" svg:width="1cm" svg:height="0.499cm" draw:z-index="0"><draw:text-box><text:p text:style-name="MP6"/></draw:text-box></draw:frame><draw:frame draw:style-name="Mfr2" draw:name="Перв.2: 14 Изм. (наименование)" text:anchor-type="paragraph" svg:x="2cm" svg:y="26.201cm" svg:width="0.7cm" svg:height="0.499cm" draw:z-index="0"><draw:text-box><text:p text:style-name="MP10">Изм.</text:p></draw:text-box></draw:frame><draw:frame draw:style-name="Mfr2" draw:name="Перв.2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2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2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2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2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2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2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2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2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2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2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3" style:display-name="Первый лист 3" style:page-layout-name="Mpm10" draw:style-name="Mdp4" style:next-style-name="Последующие_20_листы">
      <style:header>
        <text:p text:style-name="Text"/>
      </style:header>
      <style:footer>
        <text:p text:style-name="Text"><draw:frame draw:style-name="Mfr1" draw:name="Перв.3: 1 Наименование документа" text:anchor-type="paragraph" svg:x="8.5cm" svg:y="26.7cm" svg:width="7.001cm" svg:height="2.499cm" draw:z-index="0"><draw:text-box><text:p text:style-name="MP1">Плата обработки</text:p><text:p text:style-name="MP1"><text:line-break/>Спецификация</text:p></draw:text-box></draw:frame><draw:frame draw:style-name="Mfr1" draw:name="Перв.3: 2 Обозначение документа" text:anchor-type="paragraph" svg:x="8.5cm" svg:y="25.201cm" svg:width="12cm" svg:height="1.499cm" draw:z-index="0"><draw:text-box><text:p text:style-name="MP3">Блок датчика</text:p></draw:text-box></draw:frame><draw:frame draw:style-name="Mfr1" draw:name="Перв.3: 9 Наименование организации" text:anchor-type="paragraph" svg:x="15.499cm" svg:y="27.7cm" svg:width="5.001cm" svg:height="1.499cm" draw:z-index="0"><draw:text-box><text:p text:style-name="MP4"/></draw:text-box></draw:frame><draw:frame draw:style-name="Mfr2" draw:name="Перв.3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3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3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3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3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3: 8 Листов" text:anchor-type="paragraph" svg:x="18.5cm" svg:y="27.199cm" svg:width="2cm" svg:height="0.499cm" draw:z-index="0"><draw:text-box><text:p text:style-name="Значение_20_графы_20_форматной_20_рамки"><text:page-count>2</text:page-count></text:p></draw:text-box></draw:frame><draw:frame draw:style-name="Mfr2" draw:name="Перв.3: 10 Разраб. (наименование)" text:anchor-type="paragraph" svg:x="2cm" svg:y="26.7cm" svg:width="1.7cm" svg:height="0.499cm" draw:z-index="0"><draw:text-box><text:p text:style-name="MP5">Разраб.</text:p></draw:text-box></draw:frame><draw:frame draw:style-name="Mfr2" draw:name="Перв.3: 10 Пров. (наименование)" text:anchor-type="paragraph" svg:x="2cm" svg:y="27.199cm" svg:width="1.7cm" svg:height="0.499cm" draw:z-index="0"><draw:text-box><text:p text:style-name="MP5">Пров.</text:p></draw:text-box></draw:frame><draw:frame draw:style-name="Mfr1" draw:name="Перв.3: 10" text:anchor-type="paragraph" svg:x="2cm" svg:y="27.7cm" svg:width="1.7cm" svg:height="0.499cm" draw:z-index="0"><draw:text-box><text:p text:style-name="MP6"/></draw:text-box></draw:frame><draw:frame draw:style-name="Mfr2" draw:name="Перв.3: 10 Н. контр. (наименование)" text:anchor-type="paragraph" svg:x="2cm" svg:y="28.199cm" svg:width="1.7cm" svg:height="0.499cm" draw:z-index="0"><draw:text-box><text:p text:style-name="MP7">Н. контр.</text:p></draw:text-box></draw:frame><draw:frame draw:style-name="Mfr2" draw:name="Перв.3: 10 Утв. (наименование)" text:anchor-type="paragraph" svg:x="2cm" svg:y="28.7cm" svg:width="1.7cm" svg:height="0.499cm" draw:z-index="0"><draw:text-box><text:p text:style-name="MP5">Утв.</text:p></draw:text-box></draw:frame><draw:frame draw:style-name="Mfr1" draw:name="Перв.3: 11 Разраб." text:anchor-type="paragraph" svg:x="3.701cm" svg:y="26.7cm" svg:width="2.3cm" svg:height="0.499cm" draw:z-index="0"><draw:text-box><text:p text:style-name="MP11">Рязанов М.Ю.</text:p></draw:text-box></draw:frame><draw:frame draw:style-name="Mfr1" draw:name="Перв.3: 11 Пров." text:anchor-type="paragraph" svg:x="3.701cm" svg:y="27.199cm" svg:width="2.3cm" svg:height="0.499cm" draw:z-index="0"><draw:text-box><text:p text:style-name="MP12">Крутских В.В.</text:p></draw:text-box></draw:frame><draw:frame draw:style-name="Mfr1" draw:name="Перв.3: 11" text:anchor-type="paragraph" svg:x="3.701cm" svg:y="27.7cm" svg:width="2.3cm" svg:height="0.499cm" draw:z-index="0"><draw:text-box><text:p text:style-name="MP6"/></draw:text-box></draw:frame><draw:frame draw:style-name="Mfr1" draw:name="Перв.3: 11 Н. контр." text:anchor-type="paragraph" svg:x="3.701cm" svg:y="28.199cm" svg:width="2.3cm" svg:height="0.499cm" draw:z-index="0"><draw:text-box><text:p text:style-name="MP6"/></draw:text-box></draw:frame><draw:frame draw:style-name="Mfr1" draw:name="Перв.3: 11 Утв." text:anchor-type="paragraph" svg:x="3.701cm" svg:y="28.7cm" svg:width="2.3cm" svg:height="0.499cm" draw:z-index="0"><draw:text-box><text:p text:style-name="MP6"/></draw:text-box></draw:frame><draw:frame draw:style-name="Mfr1" draw:name="Перв.3: 13 Разраб." text:anchor-type="paragraph" svg:x="7.5cm" svg:y="26.7cm" svg:width="1cm" svg:height="0.499cm" draw:z-index="0"><draw:text-box><text:p text:style-name="MP6"/></draw:text-box></draw:frame><draw:frame draw:style-name="Mfr1" draw:name="Перв.3: 13 Пров." text:anchor-type="paragraph" svg:x="7.5cm" svg:y="27.199cm" svg:width="1cm" svg:height="0.499cm" draw:z-index="0"><draw:text-box><text:p text:style-name="MP6"/></draw:text-box></draw:frame><draw:frame draw:style-name="Mfr1" draw:name="Перв.3: 13" text:anchor-type="paragraph" svg:x="7.5cm" svg:y="27.7cm" svg:width="1cm" svg:height="0.499cm" draw:z-index="0"><draw:text-box><text:p text:style-name="MP6"/></draw:text-box></draw:frame><draw:frame draw:style-name="Mfr1" draw:name="Перв.3: 13 Н. контр." text:anchor-type="paragraph" svg:x="7.5cm" svg:y="28.199cm" svg:width="1cm" svg:height="0.499cm" draw:z-index="0"><draw:text-box><text:p text:style-name="MP6"/></draw:text-box></draw:frame><draw:frame draw:style-name="Mfr1" draw:name="Перв.3: 13 Утв." text:anchor-type="paragraph" svg:x="7.5cm" svg:y="28.7cm" svg:width="1cm" svg:height="0.499cm" draw:z-index="0"><draw:text-box><text:p text:style-name="MP6"/></draw:text-box></draw:frame><draw:frame draw:style-name="Mfr2" draw:name="Перв.3: 14 Изм. (наименование)" text:anchor-type="paragraph" svg:x="2cm" svg:y="26.201cm" svg:width="0.7cm" svg:height="0.499cm" draw:z-index="0"><draw:text-box><text:p text:style-name="MP10">Изм.</text:p></draw:text-box></draw:frame><draw:frame draw:style-name="Mfr2" draw:name="Перв.3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3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3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3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3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3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3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3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3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3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3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3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3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3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3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4" style:display-name="Первый лист 4" style:page-layout-name="Mpm11" draw:style-name="Mdp5" style:next-style-name="Последующие_20_листы">
      <style:header>
        <text:p text:style-name="Text"/>
      </style:header>
      <style:footer>
        <text:p text:style-name="Text"><draw:frame draw:style-name="Mfr1" draw:name="Перв.4: 1 Наименование документа" text:anchor-type="paragraph" svg:x="8.5cm" svg:y="26.7cm" svg:width="7.001cm" svg:height="2.499cm" draw:z-index="0"><draw:text-box><text:p text:style-name="MP1">Плата обработки</text:p><text:p text:style-name="MP1"><text:line-break/>Спецификация</text:p></draw:text-box></draw:frame><draw:frame draw:style-name="Mfr1" draw:name="Перв.4: 2 Обозначение документа" text:anchor-type="paragraph" svg:x="8.5cm" svg:y="25.201cm" svg:width="12cm" svg:height="1.499cm" draw:z-index="0"><draw:text-box><text:p text:style-name="MP3">Блок датчика</text:p></draw:text-box></draw:frame><draw:frame draw:style-name="Mfr1" draw:name="Перв.4: 9 Наименование организации" text:anchor-type="paragraph" svg:x="15.499cm" svg:y="27.7cm" svg:width="5.001cm" svg:height="1.499cm" draw:z-index="0"><draw:text-box><text:p text:style-name="MP4"/></draw:text-box></draw:frame><draw:frame draw:style-name="Mfr2" draw:name="Перв.4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4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4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4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4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4: 8 Листов" text:anchor-type="paragraph" svg:x="18.5cm" svg:y="27.199cm" svg:width="2cm" svg:height="0.499cm" draw:z-index="0"><draw:text-box><text:p text:style-name="Значение_20_графы_20_форматной_20_рамки"><text:page-count>2</text:page-count></text:p></draw:text-box></draw:frame><draw:frame draw:style-name="Mfr2" draw:name="Перв.4: 10 Разраб. (наименование)" text:anchor-type="paragraph" svg:x="2cm" svg:y="26.7cm" svg:width="1.7cm" svg:height="0.499cm" draw:z-index="0"><draw:text-box><text:p text:style-name="MP5">Разраб.</text:p></draw:text-box></draw:frame><draw:frame draw:style-name="Mfr2" draw:name="Перв.4: 10 Пров. (наименование)" text:anchor-type="paragraph" svg:x="2cm" svg:y="27.199cm" svg:width="1.7cm" svg:height="0.499cm" draw:z-index="0"><draw:text-box><text:p text:style-name="MP5">Пров.</text:p></draw:text-box></draw:frame><draw:frame draw:style-name="Mfr1" draw:name="Перв.4: 10" text:anchor-type="paragraph" svg:x="2cm" svg:y="27.7cm" svg:width="1.7cm" svg:height="0.499cm" draw:z-index="0"><draw:text-box><text:p text:style-name="MP6"/></draw:text-box></draw:frame><draw:frame draw:style-name="Mfr2" draw:name="Перв.4: 10 Н. контр. (наименование)" text:anchor-type="paragraph" svg:x="2cm" svg:y="28.199cm" svg:width="1.7cm" svg:height="0.499cm" draw:z-index="0"><draw:text-box><text:p text:style-name="MP7">Н. контр.</text:p></draw:text-box></draw:frame><draw:frame draw:style-name="Mfr2" draw:name="Перв.4: 10 Утв. (наименование)" text:anchor-type="paragraph" svg:x="2cm" svg:y="28.7cm" svg:width="1.7cm" svg:height="0.499cm" draw:z-index="0"><draw:text-box><text:p text:style-name="MP5">Утв.</text:p></draw:text-box></draw:frame><draw:frame draw:style-name="Mfr1" draw:name="Перв.4: 11 Разраб." text:anchor-type="paragraph" svg:x="3.701cm" svg:y="26.7cm" svg:width="2.3cm" svg:height="0.499cm" draw:z-index="0"><draw:text-box><text:p text:style-name="MP11">Рязанов М.Ю.</text:p></draw:text-box></draw:frame><draw:frame draw:style-name="Mfr1" draw:name="Перв.4: 11 Пров." text:anchor-type="paragraph" svg:x="3.701cm" svg:y="27.199cm" svg:width="2.3cm" svg:height="0.499cm" draw:z-index="0"><draw:text-box><text:p text:style-name="MP12">Крутских В.В.</text:p></draw:text-box></draw:frame><draw:frame draw:style-name="Mfr1" draw:name="Перв.4: 11" text:anchor-type="paragraph" svg:x="3.701cm" svg:y="27.7cm" svg:width="2.3cm" svg:height="0.499cm" draw:z-index="0"><draw:text-box><text:p text:style-name="MP6"/></draw:text-box></draw:frame><draw:frame draw:style-name="Mfr1" draw:name="Перв.4: 11 Н. контр." text:anchor-type="paragraph" svg:x="3.701cm" svg:y="28.199cm" svg:width="2.3cm" svg:height="0.499cm" draw:z-index="0"><draw:text-box><text:p text:style-name="MP6"/></draw:text-box></draw:frame><draw:frame draw:style-name="Mfr1" draw:name="Перв.4: 11 Утв." text:anchor-type="paragraph" svg:x="3.701cm" svg:y="28.7cm" svg:width="2.3cm" svg:height="0.499cm" draw:z-index="0"><draw:text-box><text:p text:style-name="MP6"/></draw:text-box></draw:frame><draw:frame draw:style-name="Mfr1" draw:name="Перв.4: 13 Разраб." text:anchor-type="paragraph" svg:x="7.5cm" svg:y="26.7cm" svg:width="1cm" svg:height="0.499cm" draw:z-index="0"><draw:text-box><text:p text:style-name="MP6"/></draw:text-box></draw:frame><draw:frame draw:style-name="Mfr1" draw:name="Перв.4: 13 Пров." text:anchor-type="paragraph" svg:x="7.5cm" svg:y="27.199cm" svg:width="1cm" svg:height="0.499cm" draw:z-index="0"><draw:text-box><text:p text:style-name="MP6"/></draw:text-box></draw:frame><draw:frame draw:style-name="Mfr1" draw:name="Перв.4: 13" text:anchor-type="paragraph" svg:x="7.5cm" svg:y="27.7cm" svg:width="1cm" svg:height="0.499cm" draw:z-index="0"><draw:text-box><text:p text:style-name="MP6"/></draw:text-box></draw:frame><draw:frame draw:style-name="Mfr1" draw:name="Перв.4: 13 Н. контр." text:anchor-type="paragraph" svg:x="7.5cm" svg:y="28.199cm" svg:width="1cm" svg:height="0.499cm" draw:z-index="0"><draw:text-box><text:p text:style-name="MP6"/></draw:text-box></draw:frame><draw:frame draw:style-name="Mfr1" draw:name="Перв.4: 13 Утв." text:anchor-type="paragraph" svg:x="7.5cm" svg:y="28.7cm" svg:width="1cm" svg:height="0.499cm" draw:z-index="0"><draw:text-box><text:p text:style-name="MP6"/></draw:text-box></draw:frame><draw:frame draw:style-name="Mfr2" draw:name="Перв.4: 14 Изм. (наименование)" text:anchor-type="paragraph" svg:x="2cm" svg:y="26.201cm" svg:width="0.7cm" svg:height="0.499cm" draw:z-index="0"><draw:text-box><text:p text:style-name="MP10">Изм.</text:p></draw:text-box></draw:frame><draw:frame draw:style-name="Mfr2" draw:name="Перв.4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4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4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4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4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4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4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4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4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4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4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4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4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4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4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4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4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оследующие_20_листы" style:display-name="Последующие листы" style:page-layout-name="Mpm12" draw:style-name="Mdp6">
      <style:header>
        <text:p text:style-name="Text"/>
      </style:header>
      <style:footer>
        <text:p text:style-name="Text"><draw:frame draw:style-name="Mfr2" draw:name="Прочие: 2 Обозначение документа" text:anchor-type="paragraph" svg:x="8.5cm" svg:y="27.7cm" svg:width="11cm" svg:height="1.499cm" draw:z-index="38"><draw:text-box><text:p text:style-name="MP3">Блок датчика</text:p></draw:text-box></draw:frame><draw:frame draw:style-name="Mfr2" draw:name="Прочие: 7 Лист (наименование)" text:anchor-type="paragraph" svg:x="19.5cm" svg:y="27.7cm" svg:width="1cm" svg:height="0.7cm" draw:z-index="36"><draw:text-box><text:p text:style-name="Заголовок_20_графы_20_форматной_20_рамки">Лист</text:p></draw:text-box></draw:frame><draw:frame draw:style-name="Mfr1" draw:name="Прочие: 7 Лист" text:anchor-type="paragraph" svg:x="19.5cm" svg:y="28.4cm" svg:width="1cm" svg:height="0.801cm" draw:z-index="34"><draw:text-box><text:p text:style-name="Значение_20_графы_20_форматной_20_рамки"><text:page-number text:select-page="current">2</text:page-number></text:p></draw:text-box></draw:frame><draw:frame draw:style-name="Mfr2" draw:name="Прочие: 14 Изм. (наименование)" text:anchor-type="paragraph" svg:x="2cm" svg:y="28.7cm" svg:width="0.7cm" svg:height="0.499cm" draw:z-index="32"><draw:text-box><text:p text:style-name="MP10">Изм.</text:p></draw:text-box></draw:frame><draw:frame draw:style-name="Mfr2" draw:name="Прочие: 15 Лист (наименование)" text:anchor-type="paragraph" svg:x="2.701cm" svg:y="28.7cm" svg:width="1cm" svg:height="0.499cm" draw:z-index="30"><draw:text-box><text:p text:style-name="Заголовок_20_графы_20_форматной_20_рамки">Лист</text:p></draw:text-box></draw:frame><draw:frame draw:style-name="Mfr2" draw:name="Прочие: 16 № докум. (наименование)" text:anchor-type="paragraph" svg:x="3.701cm" svg:y="28.7cm" svg:width="2.3cm" svg:height="0.499cm" draw:z-index="28"><draw:text-box><text:p text:style-name="Заголовок_20_графы_20_форматной_20_рамки">№ докум.</text:p></draw:text-box></draw:frame><draw:frame draw:style-name="Mfr2" draw:name="Прочие: 17 Подп. (наименование)" text:anchor-type="paragraph" svg:x="6.001cm" svg:y="28.7cm" svg:width="1.499cm" svg:height="0.499cm" draw:z-index="26"><draw:text-box><text:p text:style-name="Заголовок_20_графы_20_форматной_20_рамки">Подп.</text:p></draw:text-box></draw:frame><draw:frame draw:style-name="Mfr2" draw:name="Прочие: 18 Дата (наименование)" text:anchor-type="paragraph" svg:x="7.5cm" svg:y="28.7cm" svg:width="1cm" svg:height="0.499cm" draw:z-index="24"><draw:text-box><text:p text:style-name="Заголовок_20_графы_20_форматной_20_рамки">Дата</text:p></draw:text-box></draw:frame><draw:frame draw:style-name="Mfr2" draw:name="Прочие: 19 Инв. № подл. (наименование)" text:anchor-type="paragraph" svg:x="0.801cm" svg:y="26.7cm" svg:width="0.499cm" svg:height="2.499cm" draw:z-index="22"><draw:text-box><text:p text:style-name="Заголовок_20_графы_20_форматной_20_рамки_20__28_повёрнуто_29_">Инв. № подл.</text:p></draw:text-box></draw:frame><draw:frame draw:style-name="Mfr2" draw:name="Прочие: 19 Инв. № подл." text:anchor-type="paragraph" svg:x="1.3cm" svg:y="26.7cm" svg:width="0.7cm" svg:height="2.499cm" draw:z-index="20"><draw:text-box><text:p text:style-name="MP13"/></draw:text-box></draw:frame><draw:frame draw:style-name="Mfr2" draw:name="Прочие: 20 Подп. и дата (наименование)" text:anchor-type="paragraph" svg:x="0.801cm" svg:y="23.2cm" svg:width="0.499cm" svg:height="3.5cm" draw:z-index="18"><draw:text-box><text:p text:style-name="Заголовок_20_графы_20_форматной_20_рамки_20__28_повёрнуто_29_">Подп. и дата</text:p></draw:text-box></draw:frame><draw:frame draw:style-name="Mfr4" draw:name="Прочие: 20 Подп. и дата" text:anchor-type="paragraph" svg:x="1.3cm" svg:y="23.2cm" svg:width="0.7cm" svg:height="3.5cm" draw:z-index="16"><draw:text-box><text:p text:style-name="MP13"/></draw:text-box></draw:frame><draw:frame draw:style-name="Mfr2" draw:name="Прочие: 21 Взам. инв. № (наименование)" text:anchor-type="paragraph" svg:x="0.801cm" svg:y="20.699cm" svg:width="0.499cm" svg:height="2.499cm" draw:z-index="14"><draw:text-box><text:p text:style-name="Заголовок_20_графы_20_форматной_20_рамки_20__28_повёрнуто_29_">Взам. инв. №</text:p></draw:text-box></draw:frame><draw:frame draw:style-name="Mfr2" draw:name="Прочие: 21 Взам. инв. №" text:anchor-type="paragraph" svg:x="1.3cm" svg:y="20.699cm" svg:width="0.7cm" svg:height="2.499cm" draw:z-index="12"><draw:text-box><text:p text:style-name="MP13"/></draw:text-box></draw:frame><draw:frame draw:style-name="Mfr2" draw:name="Прочие: 22 Инв. № дубл. (наименование)" text:anchor-type="paragraph" svg:x="0.801cm" svg:y="18.2cm" svg:width="0.499cm" svg:height="2.499cm" draw:z-index="10"><draw:text-box><text:p text:style-name="Заголовок_20_графы_20_форматной_20_рамки_20__28_повёрнуто_29_">Инв. № дубл.</text:p></draw:text-box></draw:frame><draw:frame draw:style-name="Mfr2" draw:name="Прочие: 22 Инв. № дубл." text:anchor-type="paragraph" svg:x="1.3cm" svg:y="18.2cm" svg:width="0.7cm" svg:height="2.499cm" draw:z-index="8"><draw:text-box><text:p text:style-name="MP13"/></draw:text-box></draw:frame><draw:frame draw:style-name="Mfr2" draw:name="Прочие: 23 Подп. и дата (наименование)" text:anchor-type="paragraph" svg:x="0.801cm" svg:y="14.7cm" svg:width="0.499cm" svg:height="3.5cm" draw:z-index="6"><draw:text-box><text:p text:style-name="Заголовок_20_графы_20_форматной_20_рамки_20__28_повёрнуто_29_">Подп. и дата</text:p></draw:text-box></draw:frame><draw:frame draw:style-name="Mfr4" draw:name="Прочие: 23 Подп. и дата" text:anchor-type="paragraph" svg:x="1.3cm" svg:y="14.7cm" svg:width="0.7cm" svg:height="3.5cm" draw:z-index="4"><draw:text-box><text:p text:style-name="MP13"/></draw:text-box></draw:frame><draw:frame draw:style-name="Mfr2" draw:name="Прочие: 31 Копировал (наименование)" text:anchor-type="paragraph" svg:x="9.5cm" svg:y="29.199cm" svg:height="0.499cm" draw:z-index="2"><draw:text-box fo:min-width="1cm"><text:p text:style-name="Заголовок_20_графы_20_форматной_20_рамки">Копировал</text:p></draw:text-box></draw:frame><draw:frame draw:style-name="Mfr2" draw:name="Прочие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1T13:52:04.389000000</meta:creation-date>
    <meta:editing-duration>PT12M34S</meta:editing-duration>
    <meta:editing-cycles>7</meta:editing-cycles>
    <meta:generator>LibreOffice/7.2.4.1$Windows_X86_64 LibreOffice_project/27d75539669ac387bb498e35313b970b7fe9c4f9</meta:generator>
    <dc:date>2022-01-11T21:21:43.100000000</dc:date>
    <meta:document-statistic meta:table-count="1" meta:image-count="0" meta:object-count="0" meta:page-count="2" meta:paragraph-count="256" meta:word-count="416" meta:character-count="1957" meta:non-whitespace-character-count="1787"/>
  </office:meta>
</office:document-meta>
</file>